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2.515cm"/>
    </style:style>
    <style:style style:name="co4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268cm"/>
    </style:style>
    <style:style style:name="co9" style:family="table-column">
      <style:table-column-properties fo:break-before="auto" style:column-width="3.184cm"/>
    </style:style>
    <style:style style:name="co10" style:family="table-column">
      <style:table-column-properties fo:break-before="auto" style:column-width="1.8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text-style style:name="N100">
      <number:text-content/>
    </number:text-style>
    <style:style style:name="ce4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0" style:family="table-cell" style:parent-style-name="Default" style:data-style-name="N100">
      <style:table-cell-properties fo:border="0.99pt solid #000000"/>
    </style:style>
    <style:style style:name="ce5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9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60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61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6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41" style:family="table-cell" style:parent-style-name="Default" style:data-style-name="N30">
      <style:text-properties fo:color="#000000" style:text-underline-style="none"/>
    </style:style>
    <style:style style:name="ce42" style:family="table-cell" style:parent-style-name="Default" style:data-style-name="N30"/>
    <style:style style:name="ce43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8" style:family="table-cell" style:parent-style-name="Default" style:data-style-name="N100">
      <style:table-cell-properties fo:border="0.99pt solid #000000"/>
    </style:style>
    <style:style style:name="ce2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7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38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39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40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4" table:default-cell-style-name="ce42"/>
        <table:table-column table:style-name="co8" table:default-cell-style-name="Default"/>
        <table:table-column table:style-name="co9" table:default-cell-style-name="Default"/>
        <table:table-column table:style-name="co4" table:number-columns-repeated="150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日期</text:p>
          </table:table-cell>
          <table:table-cell office:value-type="string" calcext:value-type="string">
            <text:p>次數</text:p>
          </table:table-cell>
          <table:table-cell office:value-type="string" calcext:value-type="string">
            <text:p>類型</text:p>
          </table:table-cell>
          <table:table-cell office:value-type="string" calcext:value-type="string">
            <text:p>錯誤題數</text:p>
          </table:table-cell>
          <table:table-cell office:value-type="string" calcext:value-type="string">
            <text:p>使用秒數</text:p>
          </table:table-cell>
          <table:table-cell table:number-columns-repeated="149"/>
        </table:table-row>
        <table:table-row table:style-name="ro1">
          <table:table-cell table:style-name="ce41" office:value-type="date" office:date-value="2022-06-25" calcext:value-type="date">
            <text:p>2022/6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287" calcext:value-type="float">
            <text:p>287</text:p>
          </table:table-cell>
          <table:table-cell table:number-columns-repeated="149"/>
        </table:table-row>
        <table:table-row table:style-name="ro1">
          <table:table-cell table:style-name="ce41" office:value-type="date" office:date-value="2022-06-25" calcext:value-type="date">
            <text:p>2022/6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number-columns-repeated="149"/>
        </table:table-row>
        <table:table-row table:style-name="ro1">
          <table:table-cell table:style-name="ce41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287" calcext:value-type="float">
            <text:p>287</text:p>
          </table:table-cell>
          <table:table-cell table:number-columns-repeated="149"/>
        </table:table-row>
        <table:table-row table:style-name="ro1">
          <table:table-cell table:style-name="ce41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table:number-columns-repeated="149"/>
        </table:table-row>
        <table:table-row table:style-name="ro1">
          <table:table-cell table:style-name="ce41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385" calcext:value-type="float">
            <text:p>385</text:p>
          </table:table-cell>
          <table:table-cell table:number-columns-repeated="149"/>
        </table:table-row>
        <table:table-row table:style-name="ro1">
          <table:table-cell table:style-name="ce41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table:number-columns-repeated="149"/>
        </table:table-row>
        <table:table-row table:style-name="ro1">
          <table:table-cell table:style-name="ce41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274" calcext:value-type="float">
            <text:p>274</text:p>
          </table:table-cell>
          <table:table-cell table:number-columns-repeated="149"/>
        </table:table-row>
        <table:table-row table:style-name="ro1">
          <table:table-cell table:style-name="ce41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number-columns-repeated="149"/>
        </table:table-row>
        <table:table-row table:style-name="ro2">
          <table:table-cell office:value-type="date" office:date-value="2022-06-27" calcext:value-type="date">
            <text:p>2022/6/27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149"/>
        </table:table-row>
        <table:table-row table:style-name="ro2">
          <table:table-cell office:value-type="date" office:date-value="2022-06-27" calcext:value-type="date">
            <text:p>2022/6/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149"/>
        </table:table-row>
        <table:table-row table:style-name="ro2">
          <table:table-cell office:value-type="date" office:date-value="2022-06-27" calcext:value-type="date">
            <text:p>2022/6/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225" calcext:value-type="float">
            <text:p>225</text:p>
          </table:table-cell>
          <table:table-cell table:number-columns-repeated="149"/>
        </table:table-row>
        <table:table-row table:style-name="ro2">
          <table:table-cell table:style-name="ce41" office:value-type="date" office:date-value="2022-06-28" calcext:value-type="date">
            <text:p>2022/6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4*60+21" office:value-type="float" office:value="261" calcext:value-type="float">
            <text:p>261</text:p>
          </table:table-cell>
          <table:table-cell table:number-columns-repeated="149"/>
        </table:table-row>
        <table:table-row table:style-name="ro2">
          <table:table-cell table:style-name="ce41" office:value-type="date" office:date-value="2022-06-28" calcext:value-type="date">
            <text:p>2022/6/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3*60+38" office:value-type="float" office:value="218" calcext:value-type="float">
            <text:p>218</text:p>
          </table:table-cell>
          <table:table-cell table:number-columns-repeated="149"/>
        </table:table-row>
        <table:table-row table:style-name="ro1">
          <table:table-cell table:style-name="ce41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4" calcext:value-type="float">
            <text:p>4</text:p>
          </table:table-cell>
          <table:table-cell table:style-name="ce44" table:formula="of:=4*60+28" office:value-type="float" office:value="268" calcext:value-type="float">
            <text:p>268</text:p>
          </table:table-cell>
          <table:table-cell table:number-columns-repeated="149"/>
        </table:table-row>
        <table:table-row table:style-name="ro1">
          <table:table-cell table:style-name="ce41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table:formula="of:=6*60+19" office:value-type="float" office:value="379" calcext:value-type="float">
            <text:p>379</text:p>
          </table:table-cell>
          <table:table-cell table:number-columns-repeated="149"/>
        </table:table-row>
        <table:table-row table:style-name="ro1">
          <table:table-cell table:style-name="ce41" office:value-type="date" office:date-value="2022-06-29" calcext:value-type="date">
            <text:p>2022/6/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table:formula="of:=5*60+39" office:value-type="float" office:value="339" calcext:value-type="float">
            <text:p>339</text:p>
          </table:table-cell>
          <table:table-cell table:number-columns-repeated="149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8+9" office:value-type="float" office:value="489" calcext:value-type="float">
            <text:p>489</text:p>
          </table:table-cell>
          <table:table-cell table:number-columns-repeated="149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5+50" office:value-type="float" office:value="350" calcext:value-type="float">
            <text:p>350</text:p>
          </table:table-cell>
          <table:table-cell table:number-columns-repeated="149"/>
        </table:table-row>
        <table:table-row table:style-name="ro1">
          <table:table-cell table:style-name="ce41" office:value-type="date" office:date-value="2022-07-01" calcext:value-type="date">
            <text:p>2022/7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269" calcext:value-type="float">
            <text:p>269</text:p>
          </table:table-cell>
          <table:table-cell table:number-columns-repeated="149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149"/>
        </table:table-row>
        <table:table-row table:style-name="ro2">
          <table:table-cell office:value-type="date" office:date-value="2022-07-02" calcext:value-type="date">
            <text:p>2022/7/2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2" calcext:value-type="date">
            <text:p>2022/7/2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7*60+58"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2*60+51" office:value-type="float" office:value="771" calcext:value-type="float">
            <text:p>771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5" calcext:value-type="date">
            <text:p>2022/7/5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6" calcext:value-type="date">
            <text:p>2022/7/6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6" calcext:value-type="date">
            <text:p>2022/7/6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6" calcext:value-type="date">
            <text:p>2022/7/6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9" calcext:value-type="date">
            <text:p>2022/7/9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09" calcext:value-type="date">
            <text:p>2022/7/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09" calcext:value-type="date">
            <text:p>2022/7/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4" calcext:value-type="float">
            <text:p>4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148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5" calcext:value-type="date">
            <text:p>2022/7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16" calcext:value-type="date">
            <text:p>2022/7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8" calcext:value-type="date">
            <text:p>2022/7/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18" calcext:value-type="date">
            <text:p>2022/7/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19" calcext:value-type="date">
            <text:p>2022/7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19" calcext:value-type="date">
            <text:p>2022/7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20" calcext:value-type="date">
            <text:p>2022/7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20" calcext:value-type="date">
            <text:p>2022/7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21" calcext:value-type="date">
            <text:p>2022/7/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25" calcext:value-type="date">
            <text:p>2022/7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2">
          <table:table-cell office:value-type="date" office:date-value="2022-07-28" calcext:value-type="date">
            <text:p>2022/7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5點測驗</text:p>
          </table:table-cell>
          <table:table-cell table:number-columns-repeated="147"/>
        </table:table-row>
        <table:table-row table:style-name="ro2">
          <table:table-cell office:value-type="date" office:date-value="2022-07-29" calcext:value-type="date">
            <text:p>2022/7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點吃利他能，7點測驗</text:p>
          </table:table-cell>
          <table:table-cell table:number-columns-repeated="147"/>
        </table:table-row>
        <table:table-row table:style-name="ro2">
          <table:table-cell office:value-type="date" office:date-value="2022-07-30" calcext:value-type="date">
            <text:p>2022/7/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點吃利他能，12點測驗</text:p>
          </table:table-cell>
          <table:table-cell table:number-columns-repeated="147"/>
        </table:table-row>
        <table:table-row table:style-name="ro2">
          <table:table-cell office:value-type="date" office:date-value="2022-08-01" calcext:value-type="date">
            <text:p>2022/8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7點半測驗</text:p>
          </table:table-cell>
          <table:table-cell table:number-columns-repeated="147"/>
        </table:table-row>
        <table:table-row table:style-name="ro3">
          <table:table-cell office:value-type="date" office:date-value="2022-08-01" calcext:value-type="date">
            <text:p>2022/8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8點測驗</text:p>
          </table:table-cell>
          <table:table-cell table:number-columns-repeated="147"/>
        </table:table-row>
      </table:table>
      <table:table table:name="樞紐分析表_工作表1_1" table:style-name="ta1">
        <table:table-column table:style-name="co5" table:default-cell-style-name="ce26"/>
        <table:table-column table:style-name="co6" table:default-cell-style-name="ce32"/>
        <table:table-column table:style-name="co7" table:default-cell-style-name="ce38"/>
        <table:table-row table:style-name="ro1">
          <table:table-cell table:style-name="Pivot_20_Table_20_Field" office:value-type="string" calcext:value-type="string">
            <text:p>錯誤題數</text:p>
          </table:table-cell>
          <table:table-cell table:style-name="ce28" office:value-type="string" calcext:value-type="string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3"/>
          <table:table-cell table:style-name="ce29" office:value-type="string" calcext:value-type="string">
            <text:p>資料</text:p>
          </table:table-cell>
          <table:table-cell table:style-name="ce35"/>
        </table:table-row>
        <table:table-row table:style-name="ro2">
          <table:table-cell table:style-name="ce24" office:value-type="string" calcext:value-type="string">
            <text:p>類型</text:p>
          </table:table-cell>
          <table:table-cell table:style-name="ce30" office:value-type="string" calcext:value-type="string">
            <text:p>最小值 - 使用秒數</text:p>
          </table:table-cell>
          <table:table-cell table:style-name="ce36" office:value-type="string" calcext:value-type="string">
            <text:p>平均值 - 使用秒數</text:p>
          </table:table-cell>
        </table:table-row>
        <table:table-row table:style-name="ro1">
          <table:table-cell table:style-name="ce25" office:value-type="string" calcext:value-type="string">
            <text:p>九九加法</text:p>
          </table:table-cell>
          <table:table-cell table:style-name="ce31" office:value-type="float" office:value="239" calcext:value-type="float">
            <text:p>239</text:p>
          </table:table-cell>
          <table:table-cell table:style-name="ce37" office:value-type="float" office:value="331.714285714286" calcext:value-type="float">
            <text:p>331.71</text:p>
          </table:table-cell>
        </table:table-row>
        <table:table-row table:style-name="ro2">
          <table:table-cell office:value-type="string" calcext:value-type="string">
            <text:p>九九加法固定左數6</text:p>
          </table:table-cell>
          <table:table-cell office:value-type="float" office:value="198" calcext:value-type="float">
            <text:p>198</text:p>
          </table:table-cell>
          <table:table-cell office:value-type="float" office:value="269.666666666667" calcext:value-type="float">
            <text:p>269.67</text:p>
          </table:table-cell>
        </table:table-row>
        <table:table-row table:style-name="ro2">
          <table:table-cell office:value-type="string" calcext:value-type="string">
            <text:p>九九加法固定左數7</text:p>
          </table:table-cell>
          <table:table-cell office:value-type="float" office:value="277" calcext:value-type="float">
            <text:p>277</text:p>
          </table:table-cell>
          <table:table-cell office:value-type="float" office:value="613.25" calcext:value-type="float">
            <text:p>613.25</text:p>
          </table:table-cell>
        </table:table-row>
        <table:table-row table:style-name="ro2">
          <table:table-cell office:value-type="string" calcext:value-type="string">
            <text:p>九九加法固定左數8</text:p>
          </table:table-cell>
          <table:table-cell office:value-type="float" office:value="354" calcext:value-type="float">
            <text:p>354</text:p>
          </table:table-cell>
          <table:table-cell office:value-type="float" office:value="420" calcext:value-type="float">
            <text:p>420.00</text:p>
          </table:table-cell>
        </table:table-row>
        <table:table-row table:style-name="ro2">
          <table:table-cell office:value-type="string" calcext:value-type="string">
            <text:p>九九加法固定左數9</text:p>
          </table:table-cell>
          <table:table-cell office:value-type="float" office:value="218" calcext:value-type="float">
            <text:p>218</text:p>
          </table:table-cell>
          <table:table-cell office:value-type="float" office:value="319.666666666667" calcext:value-type="float">
            <text:p>319.67</text:p>
          </table:table-cell>
        </table:table-row>
        <table:table-row table:style-name="ro1">
          <table:table-cell office:value-type="string" calcext:value-type="string">
            <text:p>九九乘法</text:p>
          </table:table-cell>
          <table:table-cell table:style-name="ce33" office:value-type="float" office:value="269" calcext:value-type="float">
            <text:p>269</text:p>
          </table:table-cell>
          <table:table-cell table:style-name="ce39" office:value-type="float" office:value="303.6" calcext:value-type="float">
            <text:p>303.60</text:p>
          </table:table-cell>
        </table:table-row>
        <table:table-row table:style-name="ro1">
          <table:table-cell table:style-name="ce27" office:value-type="string" calcext:value-type="string">
            <text:p>總計 結果</text:p>
          </table:table-cell>
          <table:table-cell table:style-name="ce34" office:value-type="float" office:value="198" calcext:value-type="float">
            <text:p>198</text:p>
          </table:table-cell>
          <table:table-cell table:style-name="ce40" office:value-type="float" office:value="354.352941176471" calcext:value-type="float">
            <text:p>354.352941176471</text:p>
          </table:table-cell>
        </table:table-row>
      </table:table>
      <table:named-expressions/>
      <table:database-ranges>
        <table:database-range table:name="__Anonymous_Sheet_DB__0" table:target-range-address="工作表1.A1:工作表1.G53" table:display-filter-buttons="true">
          <table:filter>
            <table:filter-and>
              <table:filter-condition table:data-type="number" table:value="" table:operator="!=" table:field-number="4"/>
            </table:filter-and>
          </table:filter>
        </table:database-range>
      </table:database-ranges>
      <table:data-pilot-tables>
        <table:data-pilot-table table:name="DataPilot1" table:application-data="" table:target-range-address="樞紐分析表_工作表1_1.A1:樞紐分析表_工作表1_1.C11" table:buttons="樞紐分析表_工作表1_1.A1 樞紐分析表_工作表1_1.A4 樞紐分析表_工作表1_1.B3" table:show-filter-button="false" table:drill-down-on-double-click="false">
          <table:source-cell-range table:cell-range-address="工作表1.A1:工作表1.E100"/>
          <table:data-pilot-field table:source-field-name="類型" table:orientation="row" table:used-hierarchy="0" table:function="auto">
            <table:data-pilot-level table:show-empty="false" calcext:repeat-item-labels="false">
              <table:data-pilot-members>
                <table:data-pilot-member table:name="九九加法" table:display="true" table:show-details="true"/>
                <table:data-pilot-member table:name="九九加法固定左數8" table:display="true" table:show-details="true"/>
                <table:data-pilot-member table:name="九九加法固定左數9" table:display="true" table:show-details="true"/>
                <table:data-pilot-member table:name="九九乘法" table:display="true" table:show-details="true"/>
                <table:data-pilot-member table:name="" table:display="false" table:show-details="true"/>
                <table:data-pilot-member table:name="九九加法固定左數6" table:display="true" table:show-details="true"/>
                <table:data-pilot-member table:name="九九加法固定左數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錯誤題數" table:orientation="page" table:used-hierarchy="0" table:function="auto" loext:ignore-selected-page="true" table:selected-page="0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" table:display="false" table:show-details="true"/>
                <table:data-pilot-member table:name="5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使用秒數" table:orientation="data" table:used-hierarchy="0" table:function="min">
            <table:data-pilot-level table:show-empty="false" calcext:repeat-item-labels="false">
              <table:data-pilot-members>
                <table:data-pilot-member table:name="218" table:display="true" table:show-details="true"/>
                <table:data-pilot-member table:name="225" table:display="true" table:show-details="true"/>
                <table:data-pilot-member table:name="261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87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50" table:display="true" table:show-details="true"/>
                <table:data-pilot-member table:name="379" table:display="true" table:show-details="true"/>
                <table:data-pilot-member table:name="385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67" table:display="true" table:show-details="true"/>
                <table:data-pilot-member table:name="486" table:display="true" table:show-details="true"/>
                <table:data-pilot-member table:name="489" table:display="true" table:show-details="true"/>
                <table:data-pilot-member table:name="" table:display="true" table:show-details="true"/>
                <table:data-pilot-member table:name="300" table:display="true" table:show-details="true"/>
                <table:data-pilot-member table:name="340" table:display="true" table:show-details="true"/>
                <table:data-pilot-member table:name="354" table:display="true" table:show-details="true"/>
                <table:data-pilot-member table:name="771" table:display="true" table:show-details="true"/>
                <table:data-pilot-member table:name="1078" table:display="true" table:show-details="true"/>
                <table:data-pilot-member table:name="285" table:display="true" table:show-details="true"/>
                <table:data-pilot-member table:name="288" table:display="true" table:show-details="true"/>
                <table:data-pilot-member table:name="327" table:display="true" table:show-details="true"/>
                <table:data-pilot-member table:name="239" table:display="true" table:show-details="true"/>
                <table:data-pilot-member table:name="266" table:display="true" table:show-details="true"/>
                <table:data-pilot-member table:name="273" table:display="true" table:show-details="true"/>
                <table:data-pilot-member table:name="277" table:display="true" table:show-details="true"/>
                <table:data-pilot-member table:name="279" table:display="true" table:show-details="true"/>
                <table:data-pilot-member table:name="297" table:display="true" table:show-details="true"/>
                <table:data-pilot-member table:name="303" table:display="true" table:show-details="true"/>
                <table:data-pilot-member table:name="332" table:display="true" table:show-details="true"/>
                <table:data-pilot-member table:name="356" table:display="true" table:show-details="true"/>
                <table:data-pilot-member table:name="439" table:display="true" table:show-details="true"/>
                <table:data-pilot-member table:name="448" table:display="true" table:show-details="true"/>
                <table:data-pilot-member table:name="497" table:display="true" table:show-details="true"/>
                <table:data-pilot-member table:name="5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使用秒數" table:orientation="data" table:used-hierarchy="-1" table:function="average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9:18:06.588000000</meta:creation-date>
    <dc:date>2022-08-01T20:02:54.291000000</dc:date>
    <meta:editing-duration>PT5H17M</meta:editing-duration>
    <meta:editing-cycles>39</meta:editing-cycles>
    <meta:generator>LibreOffice/7.3.4.2$Windows_X86_64 LibreOffice_project/728fec16bd5f605073805c3c9e7c4212a0120dc5</meta:generator>
    <meta:document-statistic meta:table-count="2" meta:cell-count="346" meta:object-count="0"/>
  </office:meta>
</office:document-meta>
</file>